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4c001" officeooo:paragraph-rsid="0004c001"/>
    </style:style>
    <style:style style:name="P2" style:family="paragraph" style:parent-style-name="Standard">
      <style:text-properties style:font-name="Liberation Serif" officeooo:rsid="0004c001" officeooo:paragraph-rsid="0006824f"/>
    </style:style>
    <style:style style:name="P3" style:family="paragraph" style:parent-style-name="Standard">
      <style:text-properties style:font-name="Liberation Serif" officeooo:rsid="0004c001" officeooo:paragraph-rsid="0008249d"/>
    </style:style>
    <style:style style:name="P4" style:family="paragraph" style:parent-style-name="Standard">
      <style:text-properties style:font-name="Liberation Serif" fo:font-weight="normal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04c001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04c001" officeooo:paragraph-rsid="0006824f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04c001" officeooo:paragraph-rsid="0008249d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06824f" officeooo:paragraph-rsid="0006824f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paragraph-rsid="0006824f" style:font-weight-asian="normal" style:font-weight-complex="normal"/>
    </style:style>
    <style:style style:name="P11" style:family="paragraph" style:parent-style-name="Standard">
      <style:text-properties officeooo:paragraph-rsid="0008249d"/>
    </style:style>
    <style:style style:name="P12" style:family="paragraph" style:parent-style-name="Heading_20_1">
      <style:text-properties style:font-name="Liberation Serif" officeooo:rsid="0004c001" officeooo:paragraph-rsid="0006824f"/>
    </style:style>
    <style:style style:name="P13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1">
      <style:text-properties style:font-name="Liberation Serif" fo:font-size="12pt" fo:font-weight="normal" officeooo:paragraph-rsid="0004c001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Liberation Serif" officeooo:rsid="0004c001" officeooo:paragraph-rsid="0008249d"/>
    </style:style>
    <style:style style:name="P17" style:family="paragraph" style:parent-style-name="Standard">
      <style:text-properties style:font-name="Liberation Serif" fo:font-weight="normal" officeooo:rsid="0004c001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4c001" officeooo:paragraph-rsid="0006824f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04c001" officeooo:paragraph-rsid="000ba1d5" style:font-weight-asian="normal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4c001" officeooo:paragraph-rsid="0006824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4c001" officeooo:paragraph-rsid="000ba1d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06824f" officeooo:paragraph-rsid="000ba1d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officeooo:rsid="0004c001" officeooo:paragraph-rsid="0008249d"/>
    </style:style>
    <style:style style:name="P24" style:family="paragraph" style:parent-style-name="Standard">
      <style:text-properties style:font-name="Liberation Serif" officeooo:rsid="0004c001" officeooo:paragraph-rsid="0009e238"/>
    </style:style>
    <style:style style:name="P25" style:family="paragraph" style:parent-style-name="Standard">
      <style:text-properties officeooo:paragraph-rsid="0009e238"/>
    </style:style>
    <style:style style:name="P26" style:family="paragraph" style:parent-style-name="Standard">
      <style:text-properties officeooo:paragraph-rsid="0008249d"/>
    </style:style>
    <style:style style:name="P27" style:family="paragraph" style:parent-style-name="Heading_20_1">
      <style:text-properties style:font-name="Liberation Serif" fo:font-size="12pt" fo:font-weight="normal" officeooo:paragraph-rsid="0004c001" style:font-size-asian="12pt" style:font-weight-asian="normal" style:font-size-complex="12pt" style:font-weight-complex="normal"/>
    </style:style>
    <style:style style:name="P28" style:family="paragraph" style:parent-style-name="Heading_20_1">
      <style:text-properties style:font-name="Liberation Serif" fo:font-size="12pt" fo:font-weight="normal" officeooo:paragraph-rsid="000ba1d5" style:font-size-asian="12pt" style:font-weight-asian="normal" style:font-size-complex="12pt" style:font-weight-complex="normal"/>
    </style:style>
    <style:style style:name="T1" style:family="text">
      <style:text-properties style:text-position="33% 80%" style:font-name="Liberation Serif" fo:font-weight="normal" style:font-weight-asian="normal" style:font-weight-complex="normal"/>
    </style:style>
    <style:style style:name="T2" style:family="text">
      <style:text-properties style:text-position="33% 80%" style:font-name="Liberation Serif" fo:font-weight="normal" officeooo:rsid="0004c001" style:font-weight-asian="normal" style:font-weight-complex="normal"/>
    </style:style>
    <style:style style:name="T3" style:family="text">
      <style:text-properties style:text-position="33% 8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80%" fo:font-size="12pt" fo:font-weight="normal" officeooo:rsid="0009e238" style:font-size-asian="12pt" style:font-weight-asian="normal" style:font-size-complex="12pt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4c001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04c001" style:font-weight-asian="normal" style:font-weight-complex="normal"/>
    </style:style>
    <style:style style:name="T9" style:family="text">
      <style:text-properties style:font-name="Liberation Serif" fo:font-weight="bold" officeooo:rsid="0004c001" style:font-weight-asian="bold" style:font-weight-complex="bold"/>
    </style:style>
    <style:style style:name="T10" style:family="text">
      <style:text-properties officeooo:rsid="0006824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6824f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8249d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6824f" style:font-weight-asian="normal" style:font-weight-complex="normal"/>
    </style:style>
    <style:style style:name="T17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text-position="0% 100%" fo:font-size="12pt" fo:font-weight="normal" officeooo:rsid="0006824f" style:font-size-asian="12pt" style:font-weight-asian="normal" style:font-size-complex="12pt" style:font-weight-complex="normal"/>
    </style:style>
    <style:style style:name="T19" style:family="text">
      <style:text-properties style:text-position="0% 100%" fo:font-size="12pt" fo:font-weight="normal" officeooo:rsid="0008249d" style:font-size-asian="12pt" style:font-weight-asian="normal" style:font-size-complex="12pt" style:font-weight-complex="normal"/>
    </style:style>
    <style:style style:name="T20" style:family="text">
      <style:text-properties style:text-position="0% 100%" fo:font-size="12pt" fo:font-weight="normal" officeooo:rsid="0009e238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fo:font-weight="normal" officeooo:rsid="000aace3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23" style:family="text">
      <style:text-properties style:text-position="0% 100%" fo:font-size="12pt" fo:font-weight="bold" officeooo:rsid="0008249d" style:font-size-asian="12pt" style:font-weight-asian="bold" style:font-size-complex="12pt" style:font-weight-complex="bold"/>
    </style:style>
    <style:style style:name="T24" style:family="text">
      <style:text-properties style:text-position="0% 100%" fo:font-size="12pt" fo:font-weight="bold" officeooo:rsid="0009e238" style:font-size-asian="12pt" style:font-weight-asian="bold" style:font-size-complex="12pt" style:font-weight-complex="bold"/>
    </style:style>
    <style:style style:name="T25" style:family="text">
      <style:text-properties style:text-position="0% 100%" fo:font-size="12pt" fo:font-weight="bold" officeooo:rsid="000aace3" style:font-size-asian="12pt" style:font-weight-asian="bold" style:font-size-complex="12pt" style:font-weight-complex="bold"/>
    </style:style>
    <style:style style:name="T26" style:family="text">
      <style:text-properties style:text-position="0% 100%" fo:font-size="12pt" fo:font-weight="bold" officeooo:rsid="0006824f" style:font-size-asian="12pt" style:font-weight-asian="bold" style:font-size-complex="12pt" style:font-weight-complex="bold"/>
    </style:style>
    <style:style style:name="T27" style:family="text">
      <style:text-properties style:text-position="0% 100%" fo:font-size="12pt" fo:font-weight="bold" officeooo:rsid="000ba1d5" style:font-size-asian="12pt" style:font-weight-asian="bold" style:font-size-complex="12pt" style:font-weight-complex="bold"/>
    </style:style>
    <style:style style:name="T28" style:family="text">
      <style:text-properties style:text-position="0% 100%" fo:font-size="12pt" style:font-size-asian="12pt" style:font-size-complex="12pt"/>
    </style:style>
    <style:style style:name="T29" style:family="text">
      <style:text-properties style:text-position="0% 100%" fo:font-size="12pt" officeooo:rsid="0009e238" style:font-size-asian="12pt" style:font-size-complex="12pt"/>
    </style:style>
    <style:style style:name="T30" style:family="text">
      <style:text-properties style:text-position="0% 100%" style:font-name="Liberation Serif" fo:font-size="12pt" fo:font-weight="normal" officeooo:rsid="0008249d" style:font-size-asian="12pt" style:font-weight-asian="normal" style:font-size-complex="12pt" style:font-weight-complex="normal"/>
    </style:style>
    <style:style style:name="T31" style:family="text">
      <style:text-properties style:text-position="0% 100%" style:font-name="Liberation Serif" fo:font-size="12pt" fo:font-weight="normal" officeooo:rsid="0009e238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Liberation Serif" fo:font-size="12pt" fo:font-weight="normal" officeooo:rsid="0004c001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Liberation Serif" fo:font-size="12pt" fo:font-weight="bold" officeooo:rsid="0009e238" style:font-size-asian="12pt" style:font-weight-asian="bold" style:font-size-complex="12pt" style:font-weight-complex="bold"/>
    </style:style>
    <style:style style:name="T34" style:family="text">
      <style:text-properties style:text-position="0% 100%" fo:font-weight="normal" style:font-weight-asian="normal" style:font-weight-complex="normal"/>
    </style:style>
    <style:style style:name="T35" style:family="text">
      <style:text-properties style:text-position="0% 100%" fo:font-weight="normal" officeooo:rsid="0004c001" style:font-weight-asian="normal" style:font-weight-complex="normal"/>
    </style:style>
    <style:style style:name="T36" style:family="text">
      <style:text-properties style:text-position="0% 100%" fo:font-weight="normal" officeooo:rsid="0008249d" style:font-weight-asian="normal" style:font-weight-complex="normal"/>
    </style:style>
    <style:style style:name="T37" style:family="text">
      <style:text-properties style:text-position="0% 100%" fo:font-weight="normal" officeooo:rsid="0006824f" style:font-weight-asian="normal" style:font-weight-complex="normal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style:text-position="0% 100%" fo:font-weight="bold" officeooo:rsid="0004c001" style:font-weight-asian="bold" style:font-weight-complex="bold"/>
    </style:style>
    <style:style style:name="T40" style:family="text">
      <style:text-properties style:text-position="0% 100%" fo:font-weight="bold" officeooo:rsid="000ba1d5" style:font-weight-asian="bold" style:font-weight-complex="bold"/>
    </style:style>
    <style:style style:name="T41" style:family="text">
      <style:text-properties style:text-position="0% 100%" fo:font-weight="bold" officeooo:rsid="0006824f" style:font-weight-asian="bold" style:font-weight-complex="bold"/>
    </style:style>
    <style:style style:name="T42" style:family="text">
      <style:text-properties style:text-position="0% 100%" fo:font-weight="bold" officeooo:rsid="0008249d" style:font-weight-asian="bold" style:font-weight-complex="bold"/>
    </style:style>
    <style:style style:name="T43" style:family="text">
      <style:text-properties style:text-position="0% 100%" fo:font-weight="bold" officeooo:rsid="0009e238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4c001" style:font-weight-asian="bold" style:font-weight-complex="bold"/>
    </style:style>
    <style:style style:name="T46" style:family="text">
      <style:text-properties fo:font-weight="bold" officeooo:rsid="0006824f" style:font-weight-asian="bold" style:font-weight-complex="bold"/>
    </style:style>
    <style:style style:name="T47" style:family="text">
      <style:text-properties fo:font-weight="bold" officeooo:rsid="0008249d" style:font-weight-asian="bold" style:font-weight-complex="bold"/>
    </style:style>
    <style:style style:name="T48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49" style:family="text">
      <style:text-properties style:text-position="sub 58%"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h text:style-name="P14" text:outline-level="1">-<text:span text:style-name="T45">Server Motherboard</text:span></text:h>
      <text:h text:style-name="P14" text:outline-level="1"><text:bookmark text:name="grpDescrip_13-182-967"/><text:bookmark text:name="grpDescrip_h"/>-SUPERMICRO MBD-X10DAL-I-O ATX Server Motherboard Dual LGA 2011-3 Intel C612 </text:h>
      <text:p text:style-name="P4"/>
      <text:p text:style-name="Standard"><text:span text:style-name="T7">-$</text:span><text:span text:style-name="Strong_20_Emphasis"><text:span text:style-name="T7">309</text:span></text:span><text:span text:style-name="T1">.99</text:span><text:span text:style-name="T7">  </text:span></text:p>
      <text:p text:style-name="P4"/>
      <text:p text:style-name="P9"><text:span text:style-name="T5">- </text:span><text:span text:style-name="T6">(website) newegg</text:span></text:p>
      <text:p text:style-name="P5"/>
      <text:p text:style-name="P5">- (provider) newegg</text:p>
      <text:p text:style-name="P5"/>
      <text:p text:style-name="P25"><text:span text:style-name="T8">-</text:span><text:span text:style-name="T9">Server Ram</text:span></text:p>
      <text:p text:style-name="P25"><text:span text:style-name="T8"/></text:p>
      <text:p text:style-name="P25"><text:span text:style-name="T8">-</text:span><text:a xlink:type="simple" xlink:href="https://www.newegg.com/supermicro-32gb-288-pin-ddr4-sdram/p/1X5-003W-00002" text:style-name="Internet_20_link" text:visited-style-name="Visited_20_Internet_20_Link"><text:span text:style-name="T8">Supermicro (M393A4K40CB1-CRC) 32GB SDRAM ECC Registered DDR4 2400 (PC4 19200) Server Memory Model MEM-DR432L-SL02-ER24</text:span></text:a><text:span text:style-name="T8"> </text:span></text:p>
      <text:p text:style-name="P5"/>
      <text:p text:style-name="Standard"><text:span text:style-name="T8">-$</text:span><text:span text:style-name="Strong_20_Emphasis"><text:span text:style-name="T8">159</text:span></text:span><text:span text:style-name="T2">.99</text:span><text:span text:style-name="T8"> </text:span></text:p>
      <text:p text:style-name="P5"/>
      <text:p text:style-name="P6">- (website) newegg</text:p>
      <text:p text:style-name="P6"/>
      <text:p text:style-name="P6">- (provider) <text:span text:style-name="T10">supermicr</text:span></text:p>
      <text:p text:style-name="P6"/>
      <text:p text:style-name="P6">-<text:span text:style-name="T46">Server fan</text:span></text:p>
      <text:p text:style-name="P6"/>
      <text:p text:style-name="P10"><text:span text:style-name="T6">-</text:span><text:bookmark text:name="grpDescrip_h1"/><text:bookmark text:name="grpDescrip_13K-000M-00007"/>Fan-0065L4 1U 40X40X28 Mm 4Pin Pwm Fan For Sc813Mf/ Sc113M Chassis </text:p>
      <text:section text:style-name="Sect1" text:name="landingpage-promo">
        <text:p text:style-name="P15"/>
      </text:section>
      <text:p text:style-name="Text_20_body"><text:bookmark text:name="hrefWriteFristReview_Des_13K-000M-00007"/><text:span text:style-name="T15">-</text:span><text:span text:style-name="T16">$</text:span><text:span text:style-name="Strong_20_Emphasis"><text:span text:style-name="T15">15.94</text:span></text:span></text:p>
      <text:p text:style-name="P6">- (website) newegg</text:p>
      <text:p text:style-name="P6"/>
      <text:p text:style-name="P6">- (provider) <text:span text:style-name="T10">supermicr</text:span></text:p>
      <text:p text:style-name="P6"/>
      <text:p text:style-name="P8">-<text:span text:style-name="T44">Server CPU</text:span></text:p>
      <text:p text:style-name="P6"/>
      <text:p text:style-name="P6"><text:bookmark text:name="primaryProductName"/>-<text:span text:style-name="T11">Intel Xeon Gold 6126 / 2.6 GHz processor</text:span></text:p>
      <text:p text:style-name="P20"/>
      <text:p text:style-name="P6"><text:span text:style-name="T11">-</text:span><text:span text:style-name="T12">$1634</text:span></text:p>
      <text:p text:style-name="P20"/>
      <text:p text:style-name="P6"><text:span text:style-name="T11">- (website) </text:span><text:span text:style-name="T12">CDW</text:span></text:p>
      <text:p text:style-name="P6"/>
      <text:p text:style-name="P6">- (provider) <text:span text:style-name="T10">Hewledd</text:span></text:p>
      <text:p text:style-name="P6"/>
      <text:p text:style-name="P6">-<text:span text:style-name="T46">Server Power Supply</text:span></text:p>
      <text:p text:style-name="P6"><text:soft-page-break/></text:p>
      <text:p text:style-name="P7"><text:bookmark text:name="grpDescrip_"/><text:bookmark text:name="grpDescrip_h2"/>-<text:span text:style-name="T11">SeaSonic SS-500L1U 500W Single Server Power Supply - 80PLUS Gold - OEM </text:span></text:p>
      <text:p text:style-name="P3"><text:span text:style-name="Strong_20_Emphasis"><text:span text:style-name="T13"/></text:span></text:p>
      <text:p text:style-name="P3"><text:span text:style-name="Strong_20_Emphasis"><text:span text:style-name="T15">$99.99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15">- (website) newegg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15">-(provider) </text:span></text:span><text:span text:style-name="Strong_20_Emphasis"><text:span text:style-name="T16">Seasonic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15">-</text:span></text:span><text:span text:style-name="Strong_20_Emphasis"><text:span text:style-name="T47">Server Case</text:span></text:span></text:p>
      <text:h text:style-name="P12" text:outline-level="1"><text:bookmark text:name="grpDescrip_11-147-263"/><text:bookmark text:name="grpDescrip_h3"/><text:span text:style-name="Strong_20_Emphasis"><text:span text:style-name="T13">-Rosewill RSV-R4100 - 4U Rackmount Server Case / Chassis - 8 Internal Bays, 2 Included Cooling Fans </text:span></text:span></text:h>
      <text:p text:style-name="P16"><text:span text:style-name="Strong_20_Emphasis"><text:span text:style-name="T14">-</text:span></text:span><text:span text:style-name="Strong_20_Emphasis"><text:span text:style-name="T13">$79</text:span></text:span><text:span text:style-name="Strong_20_Emphasis"><text:span text:style-name="T3">.99</text:span></text:span></text:p>
      <text:p text:style-name="P3"><text:span text:style-name="Strong_20_Emphasis"><text:span text:style-name="T17">- (website) newegg</text:span></text:span></text:p>
      <text:p text:style-name="P3"><text:span text:style-name="Strong_20_Emphasis"><text:span text:style-name="T17"/></text:span></text:p>
      <text:p text:style-name="P3"><text:span text:style-name="Strong_20_Emphasis"><text:span text:style-name="T17">-(provider) </text:span></text:span><text:span text:style-name="Strong_20_Emphasis"><text:span text:style-name="T19">Rosewill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9">-</text:span></text:span><text:span text:style-name="Strong_20_Emphasis"><text:span text:style-name="T23">Server Storage</text:span></text:span></text:p>
      <text:p text:style-name="P3"><text:span text:style-name="Strong_20_Emphasis"><text:span text:style-name="T19"/></text:span></text:p>
      <text:p text:style-name="P11"><text:span text:style-name="Strong_20_Emphasis"><text:span text:style-name="T30">-</text:span></text:span><text:span text:style-name="Strong_20_Emphasis"><text:span text:style-name="T19">HPE 873359-B21 400GB SAS-12Gbps Mixed USE SFF 2.5inch SC Hot-Swap Solid State Drive</text:span></text:span></text:p>
      <text:p text:style-name="P11"><text:span text:style-name="Strong_20_Emphasis"><text:span text:style-name="T19"/></text:span></text:p>
      <text:p text:style-name="P11"><text:span text:style-name="Strong_20_Emphasis"><text:span text:style-name="T19">-$600.00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7">- (website) </text:span></text:span><text:span text:style-name="Strong_20_Emphasis"><text:span text:style-name="T19">storagpartsdirect.com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7">-(provider) </text:span></text:span><text:span text:style-name="Strong_20_Emphasis"><text:span text:style-name="T19">HP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9">-</text:span></text:span><text:span text:style-name="Strong_20_Emphasis"><text:span text:style-name="T24">Server Sata Cables</text:span></text:span></text:p>
      <text:p text:style-name="P3"><text:span text:style-name="Strong_20_Emphasis"><text:span text:style-name="T24"/></text:span></text:p>
      <text:p text:style-name="P11"><text:span text:style-name="Strong_20_Emphasis"><text:span text:style-name="T33">-</text:span></text:span><text:bookmark text:name="grpDescrip_h4"/><text:bookmark text:name="grpDescrip_1"/><text:span text:style-name="Strong_20_Emphasis"><text:span text:style-name="T20">Coboc Model SC-SATA3-10-LL-BK-90 10" 90 Degree to 180 Degree SATA III 6Gb/s Data Cable w/Latch,Black</text:span></text:span></text:p>
      <text:p text:style-name="P3"><text:span text:style-name="Strong_20_Emphasis"><text:span text:style-name="T20"/></text:span></text:p>
      <text:p text:style-name="P11"><text:span text:style-name="Strong_20_Emphasis"><text:span text:style-name="T31">-</text:span></text:span><text:span text:style-name="Strong_20_Emphasis"><text:span text:style-name="T20">$</text:span></text:span><text:span text:style-name="Strong_20_Emphasis"><text:span text:style-name="T29">2</text:span></text:span><text:span text:style-name="Strong_20_Emphasis"><text:span text:style-name="T4">.99</text:span></text:span></text:p>
      <text:p text:style-name="P11"><text:span text:style-name="Strong_20_Emphasis"><text:span text:style-name="T31"/></text:span></text:p>
      <text:p text:style-name="P24"><text:span text:style-name="Strong_20_Emphasis"><text:span text:style-name="T17">- (website) newegg</text:span></text:span></text:p>
      <text:p text:style-name="P24"><text:span text:style-name="Strong_20_Emphasis"><text:span text:style-name="T32"/></text:span></text:p>
      <text:p text:style-name="P24"><text:span text:style-name="Strong_20_Emphasis"><text:span text:style-name="T17">-(provider) </text:span></text:span><text:span text:style-name="Strong_20_Emphasis"><text:span text:style-name="T20">Cobac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9">-</text:span></text:span><text:span text:style-name="Strong_20_Emphasis"><text:span text:style-name="T20">(Summary)</text:span></text:span></text:p>
      <text:p text:style-name="P3"><text:span text:style-name="Strong_20_Emphasis"><text:span text:style-name="T17"/></text:span></text:p>
      <text:p text:style-name="P3"><text:span text:style-name="Strong_20_Emphasis"><text:span text:style-name="T17">-</text:span></text:span><text:span text:style-name="Strong_20_Emphasis"><text:span text:style-name="T19">Total Price $3000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9">-Total 3 websites</text:span></text:span></text:p>
      <text:p text:style-name="P3"><text:span text:style-name="Strong_20_Emphasis"><text:span text:style-name="T19"/></text:span></text:p>
      <text:p text:style-name="Text_20_body"><text:soft-page-break/><text:span text:style-name="Strong_20_Emphasis"><text:span text:style-name="T19">-</text:span></text:span><text:span text:style-name="Strong_20_Emphasis"><text:span text:style-name="T23">Total server components </text:span></text:span><text:span text:style-name="Strong_20_Emphasis"><text:span text:style-name="T25">and statistics (provided</text:span></text:span><text:span text:style-name="Strong_20_Emphasis"><text:span text:style-name="T27">)</text:span></text:span></text:p>
      <text:h text:style-name="P28" text:outline-level="1"><text:span text:style-name="Strong_20_Emphasis"><text:span text:style-name="T40">-</text:span></text:span><text:span text:style-name="Strong_20_Emphasis"><text:span text:style-name="T39">Server Motherboard </text:span></text:span><text:span text:style-name="Strong_20_Emphasis"><text:span text:style-name="T40">(1)</text:span></text:span><text:span text:style-name="Strong_20_Emphasis"><text:span text:style-name="T39"><text:line-break/></text:span></text:span><text:span text:style-name="Strong_20_Emphasis"><text:span text:style-name="T35">-</text:span></text:span><text:span text:style-name="Strong_20_Emphasis"><text:span text:style-name="T39">Server Ram </text:span></text:span><text:span text:style-name="Strong_20_Emphasis"><text:span text:style-name="T40">(1)</text:span></text:span></text:h>
      <text:p text:style-name="P21"><text:span text:style-name="Strong_20_Emphasis"><text:span text:style-name="T34">-</text:span></text:span><text:span text:style-name="Strong_20_Emphasis"><text:span text:style-name="T41">Server fan </text:span></text:span><text:span text:style-name="Strong_20_Emphasis"><text:span text:style-name="T40">(1)</text:span></text:span></text:p>
      <text:p text:style-name="P22"><text:span text:style-name="Strong_20_Emphasis"><text:span text:style-name="T34">-</text:span></text:span><text:span text:style-name="Strong_20_Emphasis"><text:span text:style-name="T38">Server CPU </text:span></text:span><text:span text:style-name="Strong_20_Emphasis"><text:span text:style-name="T40">(1)</text:span></text:span></text:p>
      <text:p text:style-name="P21"><text:span text:style-name="Strong_20_Emphasis"><text:span text:style-name="T34">-</text:span></text:span><text:span text:style-name="Strong_20_Emphasis"><text:span text:style-name="T38">Server Power Supply </text:span></text:span><text:span text:style-name="Strong_20_Emphasis"><text:span text:style-name="T40">(1)</text:span></text:span></text:p>
      <text:p text:style-name="P21"><text:span text:style-name="Strong_20_Emphasis"><text:span text:style-name="T34">-</text:span></text:span><text:span text:style-name="Strong_20_Emphasis"><text:span text:style-name="T42">Server Case </text:span></text:span><text:span text:style-name="Strong_20_Emphasis"><text:span text:style-name="T40">(1)</text:span></text:span></text:p>
      <text:p text:style-name="P21"><text:span text:style-name="Strong_20_Emphasis"><text:span text:style-name="T36">-</text:span></text:span><text:span text:style-name="Strong_20_Emphasis"><text:span text:style-name="T42">Server Storage </text:span></text:span><text:span text:style-name="Strong_20_Emphasis"><text:span text:style-name="T40">(1)</text:span></text:span></text:p>
      <text:p text:style-name="P21"><text:span text:style-name="Strong_20_Emphasis"><text:span text:style-name="T36">-</text:span></text:span><text:span text:style-name="Strong_20_Emphasis"><text:span text:style-name="T43">Server S</text:span></text:span><text:span text:style-name="Strong_20_Emphasis"><text:span text:style-name="T40">ATA</text:span></text:span><text:span text:style-name="Strong_20_Emphasis"><text:span text:style-name="T43"> Cables </text:span></text:span><text:span text:style-name="Strong_20_Emphasis"><text:span text:style-name="T40">(1)</text:span></text:span></text:p>
      <text:p text:style-name="P21"><text:span text:style-name="Strong_20_Emphasis"><text:span text:style-name="T40"/></text:span></text:p>
      <text:p text:style-name="P21"><text:a xlink:type="simple" xlink:href="https://www.newegg.com/" text:style-name="Internet_20_link" text:visited-style-name="Visited_20_Internet_20_Link"><text:span text:style-name="Strong_20_Emphasis"><text:span text:style-name="T40">https://www.newegg.com/</text:span></text:span></text:a></text:p>
      <text:p text:style-name="P21"><text:a xlink:type="simple" xlink:href="https://pcpartpicker.com/" text:style-name="Internet_20_link" text:visited-style-name="Visited_20_Internet_20_Link"><text:span text:style-name="Strong_20_Emphasis"><text:span text:style-name="T40">https://pcpartpicker.com/</text:span></text:span></text:a></text:p>
      <text:p text:style-name="P21"><text:a xlink:type="simple" xlink:href="https://www.cdw.com/?gclid=Cj0KCQjw_5rtBRDxARIsAJfxvYCkGux_F87cCO1uyNpAmm-CD5dbxc5z4d3y1OplW3_qQqS_ELdyDxkaAlmZEALw_wcB&amp;cm_ven=acquirgy&amp;cm_cat=google&amp;cm_pla=Brand&amp;cm_ite=Brand+CDW+Exact&amp;ef_id=Cj0KCQjw_5rtBRDxARIsAJfxvYCkGux_F87cCO1uyNpAmm-CD5dbxc5z4d3y1OplW3_qQqS_ELdyDxkaAlmZEALw_wcB:G:s&amp;s_kwcid=AL!4223!3!69728718619!e!!g!!cdw&amp;s_kwcid=AL!4223!3!69728718619!e!!g!!cdw" text:style-name="Internet_20_link" text:visited-style-name="Visited_20_Internet_20_Link"><text:span text:style-name="Strong_20_Emphasis"><text:span text:style-name="T40">https://www.cdw.com/?gclid=Cj0KCQjw_5rtBRDxARIsAJfxvYCkGux_F87cCO1uyNpAmm-CD5dbxc5z4d3y1OplW3_qQqS_ELdyDxkaAlmZEALw_wcB&amp;cm_ven=acquirgy&amp;cm_cat=google&amp;cm_pla=Brand&amp;cm_ite=Brand+CDW+Exact&amp;ef_id=Cj0KCQjw_5rtBRDxARIsAJfxvYCkGux_F87cCO1uyNpAmm-CD5dbxc5z4d3y1OplW3_qQqS_ELdyDxkaAlmZEALw_wcB:G:s&amp;s_kwcid=AL!4223!3!69728718619!e!!g!!cdw&amp;s_kwcid=AL!4223!3!69728718619!e!!g!!cdw</text:span></text:span></text:a></text:p>
      <text:p text:style-name="P21"><text:span text:style-name="Strong_20_Emphasis"><text:span text:style-name="T4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4c001" officeooo:paragraph-rsid="0004c0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ogan Benner <text:s text:c="31"/>Second Year Server Components <text:s text:c="43"/>10/15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43:39.845363346</meta:creation-date>
    <dc:date>2019-10-16T10:12:20.672253671</dc:date>
    <meta:editing-duration>PT24M19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3" meta:paragraph-count="55" meta:word-count="219" meta:character-count="1937" meta:non-whitespace-character-count="1691"/>
  </office:meta>
</office:document-meta>
</file>